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jari Regular" svg:font-family="'Manjari Regular'"/>
    <style:font-face style:name="Manjari Regular1" svg:font-family="'Manjari Regular'" style:font-pitch="variable"/>
    <style:font-face style:name="Manjari Regular2" svg:font-family="'Manjari Regular'" style:font-adornments="Normal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Manjari Regular1" fo:language="es" fo:country="ES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Preformatted_20_Text"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Text_20_body" style:list-style-name="L1">
      <style:text-properties fo:language="es" fo:country="ES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language="es" fo:country="ES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language="es" fo:country="ES"/>
    </style:style>
    <style:style style:name="T1" style:family="text">
      <style:text-properties fo:color="#999999" loext:opacity="100%" fo:font-style="italic" officeooo:rsid="05670e7d" style:font-style-asian="italic" style:font-style-complex="italic"/>
    </style:style>
    <style:style style:name="T2" style:family="text">
      <style:text-properties fo:color="#999999" loext:opacity="100%" fo:font-style="italic" officeooo:rsid="031eb3f6" style:font-style-asian="italic" style:font-style-complex="italic"/>
    </style:style>
    <style:style style:name="T3" style:family="text">
      <style:text-properties fo:color="#999999" loext:opacity="100%" fo:font-style="italic" officeooo:rsid="055f3d07" style:font-style-asian="italic" style:font-style-complex="italic"/>
    </style:style>
    <style:style style:name="T4" style:family="text">
      <style:text-properties fo:color="#999999" loext:opacity="100%" fo:font-style="italic" officeooo:rsid="05654921" style:font-style-asian="italic" style:font-style-complex="italic"/>
    </style:style>
    <style:style style:name="T5" style:family="text">
      <style:text-properties fo:language="es" fo:country="ES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jari Regular" svg:font-family="'Manjari Regular'"/>
    <style:font-face style:name="Manjari Regular1" svg:font-family="'Manjari Regular'" style:font-pitch="variable"/>
    <style:font-face style:name="Manjari Regular2" svg:font-family="'Manjari Regular'" style:font-adornments="Normal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Manjari Regular2" fo:font-family="'Manjari Regula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style:contextual-spacing="false" fo:line-height="100%" fo:text-align="justify" style:justify-single-word="false" fo:orphans="2" fo:widows="2" style:page-number="auto"/>
      <style:text-properties fo:color="#000000" loext:opacity="100%" style:font-name="Manjari Regular" fo:font-family="'Manjari Regular'" officeooo:rsid="05602cda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10.021cm" fo:margin-bottom="0.21cm" style:contextual-spacing="false" fo:text-align="center" style:justify-single-word="false"/>
      <style:text-properties style:font-name="Trebuchet MS" fo:font-family="'Trebuchet MS'" style:font-style-name="Negrita" style:font-family-generic="swiss" style:font-pitch="variable" fo:font-size="48pt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>
      <style:paragraph-properties fo:margin-top="2.02cm" fo:margin-bottom="0.21cm" style:contextual-spacing="false" fo:text-align="center" style:justify-single-word="false"/>
      <style:text-properties style:font-name="Trebuchet MS1" fo:font-family="'Trebuchet MS'" style:font-style-name="Normal" style:font-family-generic="swiss" style:font-pitch="variable" fo:font-size="20pt" fo:font-style="normal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6.001cm" fo:margin-bottom="2cm" style:contextual-spacing="false" fo:text-align="end" style:justify-single-word="false" fo:text-indent="0cm" style:auto-text-indent="false" style:page-number="auto" fo:break-before="page" fo:padding="0.049cm" fo:border-left="none" fo:border-right="none" fo:border-top="none" fo:border-bottom="2.04pt solid #000000" style:shadow="none"/>
      <style:text-properties fo:color="#3773a5" loext:opacity="100%" style:font-name="Arial" fo:font-family="Arial" style:font-family-generic="swiss" style:font-pitch="variable" fo:font-size="40pt" fo:font-weight="bold" officeooo:rsid="05602cda" style:font-size-asian="16.1000003814697pt" style:font-weight-asian="bold" style:font-size-complex="16.1000003814697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1cm" fo:margin-bottom="0.6cm" style:contextual-spacing="false" fo:text-indent="0cm" style:auto-text-indent="false" style:page-number="auto" fo:break-before="auto" fo:break-after="auto" fo:background-color="transparent" fo:padding="0.049cm" fo:border-left="none" fo:border-right="none" fo:border-top="none" fo:border-bottom="1.56pt solid #666666" style:shadow="none"/>
      <style:text-properties fo:color="#666666" loext:opacity="100%" style:font-name="Arial" fo:font-family="Arial" style:font-family-generic="swiss" style:font-pitch="variable" fo:font-size="28pt" fo:font-style="normal" fo:font-weight="bold" officeooo:rsid="05602cda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cm" fo:margin-bottom="0.4cm" style:contextual-spacing="false" fo:text-indent="0cm" style:auto-text-indent="false" fo:padding="0.049cm" fo:border-left="none" fo:border-right="none" fo:border-top="none" fo:border-bottom="0.06pt solid #666666" style:shadow="none"/>
      <style:text-properties fo:color="#808080" loext:opacity="100%" style:font-name="Arial" fo:font-family="Arial" style:font-family-generic="swiss" style:font-pitch="variable" fo:font-size="18pt" fo:font-style="normal" fo:font-weight="normal" officeooo:rsid="05602cda" style:font-size-asian="14pt" style:font-weight-asian="bold" style:font-size-complex="14pt" style:font-weight-complex="normal"/>
    </style:style>
    <style:style style:name="Preformatted_20_Text" style:display-name="Preformatted Text" style:family="paragraph" style:parent-style-name="Standard" style:class="html">
      <loext:graphic-properties draw:fill="none" draw:fill-color="#cccccc" draw:opacity="100%"/>
      <style:paragraph-properties fo:margin-top="0.4cm" fo:margin-bottom="0.4cm" style:contextual-spacing="true" fo:background-color="transparent" fo:padding="0.199cm" fo:border="0.06pt solid #808080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cm" fo:margin-bottom="0.31cm" style:contextual-spacing="false" fo:text-indent="0cm" style:auto-text-indent="false" style:page-number="auto" style:shadow="none"/>
      <style:text-properties fo:color="#999999" loext:opacity="100%" style:font-name="Arial" fo:font-family="Arial" style:font-family-generic="swiss" style:font-pitch="variable" fo:font-size="14pt" fo:font-style="normal" fo:font-weight="bold" officeooo:rsid="05602cda" style:font-size-asian="85%" style:font-style-asian="italic" style:font-weight-asian="bold" style:font-size-complex="85%" style:font-style-complex="italic" style:font-weight-complex="normal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3773a5" loext:opacity="100%" style:font-name="Arial" fo:font-family="Arial" style:font-family-generic="swiss" style:font-pitch="variable" fo:font-size="4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egrita" style:font-family-generic="swiss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w2e_5f_Ejercicio" style:display-name="w2e_Ejercicio" style:family="paragraph" style:next-style-name="Text_20_body" style:default-outline-level="" style:list-style-name="">
      <style:paragraph-properties fo:margin-top="0.199cm" fo:margin-bottom="0.199cm" style:contextual-spacing="false" fo:text-align="start" style:justify-single-word="false" fo:padding="0.049cm" fo:border="0.06pt solid #b2b2b2" style:shadow="none"/>
      <style:text-properties fo:color="#999999" loext:opacity="100%" style:font-name="Arial" fo:font-family="Arial" style:font-family-generic="swiss" style:font-pitch="variable" fo:font-size="14pt" fo:font-style="italic" officeooo:rsid="021aadd1" style:font-size-asian="10.5pt"/>
    </style:style>
    <style:style style:name="Enlace" style:family="paragraph" style:parent-style-name="Text_20_body" style:class="text" style:master-page-name="">
      <style:paragraph-properties fo:text-align="center" style:justify-single-word="false" style:page-number="auto"/>
      <style:text-properties fo:color="#666666" loext:opacity="100%" style:text-underline-style="solid" style:text-underline-width="auto" style:text-underline-color="font-color" officeooo:rsid="00370b14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paragraph-properties fo:margin-top="0.199cm" fo:margin-bottom="0.199cm" style:contextual-spacing="false" fo:padding="0.049cm" fo:border="0.06pt solid #999999" style:shadow="none"/>
      <style:text-properties fo:color="#999999" loext:opacity="100%" style:font-name="Arial1" fo:font-family="Arial" style:font-style-name="Italic" style:font-family-generic="swiss" style:font-pitch="variable" fo:font-size="14pt" fo:font-style="italic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jercicio" style:family="paragraph" style:next-style-name="Text_20_body" style:default-outline-level="" style:list-style-name="" style:master-page-name="">
      <style:paragraph-properties fo:margin-top="0.199cm" fo:margin-bottom="0.199cm" style:contextual-spacing="false" style:page-number="auto" fo:padding="0.049cm" fo:border="0.06pt solid #b2b2b2" style:shadow="none" fo:keep-with-next="always"/>
      <style:text-properties fo:color="#999999" loext:opacity="100%" style:font-name="Arial1" fo:font-family="Arial" style:font-style-name="Italic" style:font-family-generic="swiss" style:font-pitch="variable" fo:font-size="14pt" fo:font-style="italic" style:font-size-asian="10.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color="#808080" loext:opacity="100%" style:font-name="Manjari Regular2" fo:font-family="'Manjari Regular'" style:font-style-name="Normal" style:font-pitch="variable" fo:font-style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Manjari Regular1" fo:language="es" fo:country="ES"/>
    </style:style>
    <style:style style:name="MT1" style:family="text">
      <style:text-properties fo:color="#999999" loext:opacity="100%" fo:font-style="italic" officeooo:rsid="05670e7d" style:font-style-asian="italic" style:font-style-complex="italic"/>
    </style:style>
    <style:style style:name="MT2" style:family="text">
      <style:text-properties fo:color="#999999" loext:opacity="100%" fo:font-style="italic" officeooo:rsid="031eb3f6" style:font-style-asian="italic" style:font-style-complex="italic"/>
    </style:style>
    <style:style style:name="MT3" style:family="text">
      <style:text-properties fo:color="#999999" loext:opacity="100%" fo:font-style="italic" officeooo:rsid="055f3d07" style:font-style-asian="italic" style:font-style-complex="italic"/>
    </style:style>
    <style:style style:name="MT4" style:family="text">
      <style:text-properties fo:color="#999999" loext:opacity="100%" fo:font-style="italic" officeooo:rsid="0565492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en Python</text:span><text:span text:style-name="MT2"><text:tab/><text:tab/></text:span><text:span text:style-name="MT3">P</text:span><text:span text:style-name="MT4">ágina</text:span><text:span text:style-name="MT3"> </text:span><text:span text:style-name="MT3"><text:page-number text:select-page="current">1</text:page-number></text:span></text:p>
      </style:footer>
    </style:master-page>
    <style:master-page style:name="First_20_Page" style:display-name="First Page" style:page-layout-name="Mpm2" draw:style-name="Mdp2" style:next-style-name="Index"/>
    <style:master-page style:name="Index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description/>
    <dc:subject/>
    <meta:keyword/>
    <meta:initial-creator/>
    <meta:creation-date>2024-09-09T14:42:50Z</meta:creation-date>
    <dc:date>2024-09-09T16:51:12.945000000</dc:date>
    <meta:editing-duration>PT8M7S</meta:editing-duration>
    <meta:editing-cycles>2</meta:editing-cycles>
    <meta:document-statistic meta:table-count="0" meta:image-count="0" meta:object-count="0" meta:page-count="1" meta:paragraph-count="1" meta:word-count="5" meta:character-count="32" meta:non-whitespace-character-count="27"/>
  </office:meta>
</office:document-meta>
</file>